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Konklusjon:</text:p>
      <text:p text:style-name="P1"/>
      <text:p text:style-name="P2">I dette forsøket undersøkte vi hvordan lagring foregår optisk på CD. Vi observerte fenomener forbundet med diffraksjon av lys og vi studerte den matematiske beskrivelsen av diffraksjon. I tillegg skulle vi finne nye strategier for hvordan nanoteknologi kan forbedre datalagring. </text:p>
      <text:p text:style-name="P2"/>
      <text:p text:style-name="P2">Lagring er avhengig av sporlengden på den eventuelle CD'en og størrelsen på fokalpunktet til laseren. Dette fant vi ut matematisk og gjennom observasjoner av laserdiffraksjon gjennom gitter og variasjon av spalter.</text:p>
      <text:p text:style-name="P2"/>
      <text:p text:style-name="P2">Nanoteknologi kan forbedre optisk lagring gjennom å øke sporlengden på CD'en og å forminske <text:s/>fokalpunktet på laser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3T10:33:13</meta:creation-date>
    <meta:document-statistic meta:table-count="0" meta:image-count="0" meta:object-count="0" meta:page-count="1" meta:paragraph-count="4" meta:word-count="89" meta:character-count="622"/>
    <dc:date>2013-08-23T10:53:34.70</dc:date>
    <meta:editing-duration>PT3M38S</meta:editing-duration>
    <meta:editing-cycles>1</meta:editing-cycles>
    <meta:generator>OpenOffice.org/3.4.1$Win32 OpenOffice.org_project/341m1$Build-9593</meta:generator>
  </office:meta>
</office:document-meta>
</file>